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D9000000772B695088939B3A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84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2cm"/>
    </style:style>
    <style:style style:name="Procedemento.B" style:family="table-column">
      <style:table-column-properties style:column-width="12.284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432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9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54e736" officeooo:paragraph-rsid="027d93dd" style:font-size-asian="12pt" style:font-weight-asian="normal" style:font-name-complex="Calibri1" style:font-size-complex="12pt" style:font-weight-complex="normal"/>
    </style:style>
    <style:style style:name="P1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68ca6d" officeooo:paragraph-rsid="027d93dd" style:font-size-asian="12pt" style:font-weight-asian="normal" style:font-name-complex="Calibri1" style:font-size-complex="12pt" style:font-weight-complex="normal"/>
    </style:style>
    <style:style style:name="P1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1d4aaa9" officeooo:paragraph-rsid="027d93dd" style:font-size-asian="12pt" style:font-weight-asian="normal" style:font-name-complex="Calibri1" style:font-size-complex="12pt" style:font-weight-complex="normal"/>
    </style:style>
    <style:style style:name="P1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399cm"/>
        </style:tab-stops>
      </style:paragraph-properties>
      <style:text-properties fo:color="#000000" style:font-name="Calibri2" fo:font-size="12pt" fo:language="gl" fo:country="ES" fo:font-weight="normal" officeooo:rsid="01d4aaa9" officeooo:paragraph-rsid="02bf9eac" style:font-size-asian="12pt" style:font-weight-asian="normal" style:font-name-complex="Calibri1" style:font-size-complex="12pt" style:font-weight-complex="normal"/>
    </style:style>
    <style:style style:name="P1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246eeba" officeooo:paragraph-rsid="02be05fa" style:font-size-asian="12pt" style:font-weight-asian="normal" style:font-name-complex="Calibri1" style:font-size-complex="12pt" style:font-weight-complex="normal"/>
    </style:style>
    <style:style style:name="P1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2f026a" officeooo:paragraph-rsid="027d93dd" style:font-size-asian="12pt" style:font-weight-asian="normal" style:font-name-complex="Calibri1" style:font-size-complex="12pt" style:font-weight-complex="normal"/>
    </style:style>
    <style:style style:name="P2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399cm"/>
        </style:tab-stops>
      </style:paragraph-properties>
      <style:text-properties fo:color="#000000" style:font-name="Calibri2" fo:font-size="12pt" fo:language="gl" fo:country="ES" fo:font-weight="normal" officeooo:rsid="027278af" officeooo:paragraph-rsid="028cb420" style:font-size-asian="12pt" style:font-weight-asian="normal" style:font-name-complex="Calibri1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paragraph-rsid="027d93dd"/>
    </style:style>
    <style:style style:name="P2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46eeba" officeooo:paragraph-rsid="027d93dd"/>
    </style:style>
    <style:style style:name="P23" style:family="paragraph" style:parent-style-name="Standard" style:list-style-name="L3">
      <style:paragraph-properties fo:margin-top="0cm" fo:margin-bottom="0.0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68ca6d" officeooo:paragraph-rsid="027d93dd" style:font-size-asian="12pt" style:font-weight-asian="normal" style:font-name-complex="Calibri1" style:font-size-complex="12pt" style:font-weight-complex="normal"/>
    </style:style>
    <style:style style:name="P24" style:family="paragraph" style:parent-style-name="Table_20_Contents" style:list-style-name="L1">
      <style:paragraph-properties fo:line-height="100%" fo:text-align="start" style:justify-single-word="false"/>
      <style:text-properties officeooo:rsid="020f9d84" officeooo:paragraph-rsid="0243b290"/>
    </style:style>
    <style:style style:name="P25" style:family="paragraph" style:parent-style-name="Table_20_Contents" style:list-style-name="L1">
      <style:paragraph-properties fo:line-height="100%" fo:text-align="start" style:justify-single-word="false"/>
      <style:text-properties officeooo:rsid="02b431bd" officeooo:paragraph-rsid="02b431bd"/>
    </style:style>
    <style:style style:name="P26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style:font-name="Liberation Sans" fo:font-size="12pt" fo:language="gl" fo:country="ES" officeooo:rsid="0211215b" officeooo:paragraph-rsid="027d05d2" style:font-size-asian="10.5pt" style:font-size-complex="12pt"/>
    </style:style>
    <style:style style:name="P27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style:font-name="Liberation Sans" fo:font-size="12pt" fo:language="gl" fo:country="ES" officeooo:rsid="0208713f" officeooo:paragraph-rsid="028cb420" style:font-size-asian="10.5pt" style:font-size-complex="12pt"/>
    </style:style>
    <style:style style:name="P28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style:font-name="Liberation Sans" fo:font-size="12pt" fo:language="gl" fo:country="ES" officeooo:rsid="028cc077" officeooo:paragraph-rsid="028cc077" style:font-size-asian="10.5pt" style:font-size-complex="12pt"/>
    </style:style>
    <style:style style:name="P29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78c17" officeooo:paragraph-rsid="027d05d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5ca2b" officeooo:paragraph-rsid="027d05d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5ca2b" officeooo:paragraph-rsid="02ba902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d560b" officeooo:paragraph-rsid="027d05d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9e9d1" officeooo:paragraph-rsid="02a9e9d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63d89" officeooo:paragraph-rsid="02a9e9d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b062c" officeooo:paragraph-rsid="02863d8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6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style:font-name="Calibri2" fo:font-size="12pt" fo:language="gl" fo:country="ES" fo:font-weight="normal" officeooo:rsid="021455ab" style:font-size-asian="12pt" style:font-weight-asian="normal" style:font-name-complex="Calibri1" style:font-size-complex="12pt" style:font-weight-complex="normal"/>
    </style:style>
    <style:style style:name="T3" style:family="text">
      <style:text-properties fo:color="#000000" style:font-name="Calibri2" fo:font-size="12pt" fo:language="gl" fo:country="ES" fo:font-weight="normal" officeooo:rsid="023129e3" style:font-size-asian="12pt" style:font-weight-asian="normal" style:font-name-complex="Calibri1" style:font-size-complex="12pt" style:font-weight-complex="normal"/>
    </style:style>
    <style:style style:name="T4" style:family="text">
      <style:text-properties fo:color="#000000" style:font-name="Calibri2" fo:font-size="12pt" fo:language="gl" fo:country="ES" fo:font-weight="normal" officeooo:rsid="02350bc5" style:font-size-asian="12pt" style:font-weight-asian="normal" style:font-name-complex="Calibri1" style:font-size-complex="12pt" style:font-weight-complex="normal"/>
    </style:style>
    <style:style style:name="T5" style:family="text">
      <style:text-properties fo:color="#000000" style:font-name="Calibri2" fo:font-size="12pt" fo:language="gl" fo:country="ES" fo:font-weight="normal" officeooo:rsid="0245d040" style:font-size-asian="12pt" style:font-weight-asian="normal" style:font-name-complex="Calibri1" style:font-size-complex="12pt" style:font-weight-complex="normal"/>
    </style:style>
    <style:style style:name="T6" style:family="text">
      <style:text-properties fo:color="#000000" style:font-name="Calibri2" fo:font-size="12pt" fo:language="gl" fo:country="ES" fo:font-weight="normal" officeooo:rsid="0206e758" style:font-size-asian="12pt" style:font-weight-asian="normal" style:font-name-complex="Calibri1" style:font-size-complex="12pt" style:font-weight-complex="normal"/>
    </style:style>
    <style:style style:name="T7" style:family="text">
      <style:text-properties fo:color="#000000" style:font-name="Calibri2" fo:font-size="12pt" fo:language="gl" fo:country="ES" fo:font-weight="normal" officeooo:rsid="025145ae" style:font-size-asian="12pt" style:font-weight-asian="normal" style:font-name-complex="Calibri1" style:font-size-complex="12pt" style:font-weight-complex="normal"/>
    </style:style>
    <style:style style:name="T8" style:family="text">
      <style:text-properties fo:color="#000000" style:font-name="Calibri2" fo:font-size="12pt" fo:language="gl" fo:country="ES" fo:font-weight="normal" officeooo:rsid="0257473d" style:font-size-asian="12pt" style:font-weight-asian="normal" style:font-name-complex="Calibri1" style:font-size-complex="12pt" style:font-weight-complex="normal"/>
    </style:style>
    <style:style style:name="T9" style:family="text">
      <style:text-properties fo:color="#000000" style:font-name="Calibri2" fo:font-size="12pt" fo:language="gl" fo:country="ES" fo:font-weight="normal" officeooo:rsid="0258eb56" style:font-size-asian="12pt" style:font-weight-asian="normal" style:font-name-complex="Calibri1" style:font-size-complex="12pt" style:font-weight-complex="normal"/>
    </style:style>
    <style:style style:name="T10" style:family="text">
      <style:text-properties fo:color="#000000" style:font-name="Calibri2" fo:font-size="12pt" fo:language="gl" fo:country="ES" fo:font-weight="normal" officeooo:rsid="026ed8b7" style:font-size-asian="12pt" style:font-weight-asian="normal" style:font-name-complex="Calibri1" style:font-size-complex="12pt" style:font-weight-complex="normal"/>
    </style:style>
    <style:style style:name="T11" style:family="text">
      <style:text-properties fo:color="#000000" style:font-name="Calibri2" fo:font-size="12pt" fo:language="gl" fo:country="ES" fo:font-weight="normal" officeooo:rsid="028adbbe" style:font-size-asian="12pt" style:font-weight-asian="normal" style:font-name-complex="Calibri1" style:font-size-complex="12pt" style:font-weight-complex="normal"/>
    </style:style>
    <style:style style:name="T12" style:family="text">
      <style:text-properties fo:color="#000000" style:font-name="Calibri2" fo:font-size="12pt" fo:language="gl" fo:country="ES" fo:font-weight="normal" officeooo:rsid="028cb420" style:font-size-asian="12pt" style:font-weight-asian="normal" style:font-name-complex="Calibri1" style:font-size-complex="12pt" style:font-weight-complex="normal"/>
    </style:style>
    <style:style style:name="T13" style:family="text">
      <style:text-properties fo:color="#000000" style:font-name="Calibri2" fo:font-size="12pt" fo:language="gl" fo:country="ES" fo:font-weight="normal" officeooo:rsid="028e74db" style:font-size-asian="12pt" style:font-weight-asian="normal" style:font-name-complex="Calibri1" style:font-size-complex="12pt" style:font-weight-complex="normal"/>
    </style:style>
    <style:style style:name="T14" style:family="text">
      <style:text-properties fo:color="#000000" style:font-name="Calibri2" fo:font-size="12pt" fo:language="gl" fo:country="ES" fo:font-weight="normal" officeooo:rsid="029083bb" style:font-size-asian="12pt" style:font-weight-asian="normal" style:font-name-complex="Calibri1" style:font-size-complex="12pt" style:font-weight-complex="normal"/>
    </style:style>
    <style:style style:name="T15" style:family="text">
      <style:text-properties fo:color="#000000" style:font-name="Calibri2" fo:font-size="12pt" fo:language="gl" fo:country="ES" fo:font-weight="normal" officeooo:rsid="02a33744" style:font-size-asian="12pt" style:font-weight-asian="normal" style:font-name-complex="Calibri1" style:font-size-complex="12pt" style:font-weight-complex="normal"/>
    </style:style>
    <style:style style:name="T16" style:family="text">
      <style:text-properties fo:color="#000000" style:font-name="Calibri2" fo:font-size="12pt" fo:language="gl" fo:country="ES" fo:font-weight="normal" officeooo:rsid="02ada5b3" style:font-size-asian="12pt" style:font-weight-asian="normal" style:font-name-complex="Calibri1" style:font-size-complex="12pt" style:font-weight-complex="normal"/>
    </style:style>
    <style:style style:name="T17" style:family="text">
      <style:text-properties fo:color="#000000" style:font-name="Calibri2" fo:font-size="12pt" fo:language="gl" fo:country="ES" fo:font-weight="normal" officeooo:rsid="02ba6bd2" style:font-size-asian="12pt" style:font-weight-asian="normal" style:font-name-complex="Calibri1" style:font-size-complex="12pt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13c0135" style:font-weight-asian="normal" style:font-weight-complex="normal"/>
    </style:style>
    <style:style style:name="T20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21" style:family="text">
      <style:text-properties style:font-name="Liberation Sans" fo:font-size="12pt" fo:language="gl" fo:country="ES" style:font-size-asian="10.5pt" style:font-size-complex="12pt"/>
    </style:style>
    <style:style style:name="T22" style:family="text">
      <style:text-properties style:font-name="Liberation Sans" fo:font-size="12pt" fo:language="gl" fo:country="ES" officeooo:rsid="0211215b" style:font-size-asian="10.5pt" style:font-size-complex="12pt"/>
    </style:style>
    <style:style style:name="T23" style:family="text">
      <style:text-properties style:font-name="Liberation Sans" fo:font-size="12pt" fo:language="gl" fo:country="ES" officeooo:rsid="01bc2cda" style:font-size-asian="10.5pt" style:font-size-complex="12pt"/>
    </style:style>
    <style:style style:name="T24" style:family="text">
      <style:text-properties style:font-name="Liberation Sans" fo:font-size="12pt" fo:language="gl" fo:country="ES" officeooo:rsid="0243b290" style:font-size-asian="10.5pt" style:font-size-complex="12pt"/>
    </style:style>
    <style:style style:name="T25" style:family="text">
      <style:text-properties style:font-name="Liberation Sans" fo:font-size="12pt" fo:language="gl" fo:country="ES" officeooo:rsid="02b4e9a9" style:font-size-asian="10.5pt" style:font-size-complex="12pt"/>
    </style:style>
    <style:style style:name="T26" style:family="text">
      <style:text-properties officeooo:rsid="02546edb"/>
    </style:style>
    <style:style style:name="T27" style:family="text">
      <style:text-properties officeooo:rsid="01d4aaa9"/>
    </style:style>
    <style:style style:name="T28" style:family="text">
      <style:text-properties officeooo:rsid="027d05d2"/>
    </style:style>
    <style:style style:name="T29" style:family="text">
      <style:text-properties officeooo:rsid="026ed8b7"/>
    </style:style>
    <style:style style:name="T30" style:family="text">
      <style:text-properties officeooo:rsid="0268ca6d"/>
    </style:style>
    <style:style style:name="T31" style:family="text">
      <style:text-properties officeooo:rsid="026ffb3b"/>
    </style:style>
    <style:style style:name="T32" style:family="text">
      <style:text-properties officeooo:rsid="02600ff1"/>
    </style:style>
    <style:style style:name="T33" style:family="text">
      <style:text-properties officeooo:rsid="026d9387"/>
    </style:style>
    <style:style style:name="T34" style:family="text">
      <style:text-properties officeooo:rsid="027e7ef3"/>
    </style:style>
    <style:style style:name="T35" style:family="text">
      <style:text-properties officeooo:rsid="02848f41"/>
    </style:style>
    <style:style style:name="T36" style:family="text">
      <style:text-properties officeooo:rsid="02863d89"/>
    </style:style>
    <style:style style:name="T37" style:family="text">
      <style:text-properties officeooo:rsid="02896b45"/>
    </style:style>
    <style:style style:name="T38" style:family="text">
      <style:text-properties officeooo:rsid="028a9af3"/>
    </style:style>
    <style:style style:name="T39" style:family="text">
      <style:text-properties officeooo:rsid="028adbbe"/>
    </style:style>
    <style:style style:name="T40" style:family="text">
      <style:text-properties style:font-size-asian="12pt"/>
    </style:style>
    <style:style style:name="T41" style:family="text">
      <style:text-properties officeooo:rsid="025124f4" style:font-size-asian="12pt"/>
    </style:style>
    <style:style style:name="T42" style:family="text">
      <style:text-properties officeooo:rsid="0211215b" style:font-size-asian="12pt"/>
    </style:style>
    <style:style style:name="T43" style:family="text">
      <style:text-properties officeooo:rsid="028cb420" style:font-size-asian="12pt"/>
    </style:style>
    <style:style style:name="T44" style:family="text">
      <style:text-properties officeooo:rsid="0298fd3a"/>
    </style:style>
    <style:style style:name="T45" style:family="text">
      <style:text-properties officeooo:rsid="02991a98"/>
    </style:style>
    <style:style style:name="T46" style:family="text">
      <style:text-properties officeooo:rsid="0299ab21"/>
    </style:style>
    <style:style style:name="T47" style:family="text">
      <style:text-properties officeooo:rsid="029c7522"/>
    </style:style>
    <style:style style:name="T48" style:family="text">
      <style:text-properties officeooo:rsid="02a26069"/>
    </style:style>
    <style:style style:name="T49" style:family="text">
      <style:text-properties officeooo:rsid="02a82021"/>
    </style:style>
    <style:style style:name="T50" style:family="text">
      <style:text-properties officeooo:rsid="02ada5b3"/>
    </style:style>
    <style:style style:name="T51" style:family="text">
      <style:text-properties officeooo:rsid="02adfb8d"/>
    </style:style>
    <style:style style:name="T52" style:family="text">
      <style:text-properties officeooo:rsid="02b2367b"/>
    </style:style>
    <style:style style:name="T53" style:family="text">
      <style:text-properties officeooo:rsid="02b258a4"/>
    </style:style>
    <style:style style:name="T54" style:family="text">
      <style:text-properties officeooo:rsid="02b6bb89"/>
    </style:style>
    <style:style style:name="T55" style:family="text">
      <style:text-properties officeooo:rsid="02bc31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3">TALLER MME – PRÁCTICA <text:span text:style-name="T49">31 – Xenérica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2">NÚMERO DE GRUPO</text:p>
          </table:table-cell>
          <table:table-cell table:style-name="IntegrantesGrupo.B2" office:value-type="string">
            <text:p text:style-name="P11">FUNCIÓNS</text:p>
          </table:table-cell>
          <table:table-cell table:style-name="IntegrantesGrupo.C2" office:value-type="string">
            <text:p text:style-name="P10">Apelidos, Nome</text:p>
          </table:table-cell>
        </table:table-row>
        <table:table-row>
          <table:table-cell table:style-name="IntegrantesGrupo.A5" table:number-rows-spanned="3" office:value-type="string">
            <text:p text:style-name="P3"><draw:custom-shape text:anchor-type="paragraph" draw:z-index="0" draw:name="Forma1" draw:style-name="gr1" draw:text-style-name="P36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18"><text:s/>Responsable</text:span> <text:span text:style-name="T19">D</text:span><text:span text:style-name="T18">ocumentación:</text:span></text:p>
          </table:table-cell>
          <table:table-cell table:style-name="IntegrantesGrupo.C5">
            <text:p text:style-name="P6"/>
          </table:table-cell>
        </table:table-row>
      </table:table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9">Práctica: <text:span text:style-name="T35">Clonación imaxe a disco.</text:span></text:p>
          </table:table-cell>
        </table:table-row>
        <table:table-row table:style-name="Procedemento.2">
          <table:table-cell table:style-name="Procedemento.A2" office:value-type="string">
            <text:list xml:id="list2934157198" text:style-name="L1">
              <text:list-item>
                <text:p text:style-name="P25"><text:span text:style-name="T22">P</text:span><text:span text:style-name="T21">ráctica 30 </text:span><text:span text:style-name="T25">realizada</text:span></text:p>
              </text:list-item>
              <text:list-item>
                <text:p text:style-name="P24"><text:span text:style-name="T22">[</text:span><text:span text:style-name="T24">1]</text:span><text:span text:style-name="T22"> </text:span><text:span text:style-name="T23">USB</text:span><text:span text:style-name="T22"> (material que posúe o grupo)</text:span></text:p>
              </text:list-item>
              <text:list-item>
                <text:p text:style-name="P26">[<text:span text:style-name="T35">2</text:span>] Disco duro <text:span text:style-name="T44">SSD</text:span> <text:span text:style-name="T47">e carcasa USB </text:span>(<text:span text:style-name="T44">material que posúe o grupo</text:span>)</text:p>
              </text:list-item>
              <text:list-item>
                <text:p text:style-name="P27"><text:span text:style-name="T41">[</text:span><text:span text:style-name="T43">3</text:span><text:span text:style-name="T41">] </text:span><text:a xlink:type="simple" xlink:href="https://rufus.ie/" text:style-name="Internet_20_link" text:visited-style-name="Visited_20_Internet_20_Link"><text:span text:style-name="T40">Rufus</text:span></text:a><text:span text:style-name="T42">/</text:span><text:a xlink:type="simple" xlink:href="https://unetbootin.github.io/" text:style-name="Internet_20_link" text:visited-style-name="Visited_20_Internet_20_Link"><text:span text:style-name="T40">Unetbootin</text:span></text:a></text:p>
              </text:list-item>
              <text:list-item>
                <text:p text:style-name="P28"><text:span text:style-name="T40">[4] </text:span><text:a xlink:type="simple" xlink:href="https://manuais.iessanclemente.net/index.php/Exemplos_de_funcionamento_de_Clonezilla" text:style-name="Internet_20_link" text:visited-style-name="Visited_20_Internet_20_Link"><text:span text:style-name="T40">Exemplos de funcionamento de Clonezilla</text:span></text:a></text:p>
              </text:list-item>
            </text:list>
          </table:table-cell>
          <table:table-cell table:style-name="Procedemento.A2" office:value-type="string">
            <text:list xml:id="list854381790" text:style-name="L2">
              <text:list-item>
                <text:p text:style-name="P29">Conectar <text:span text:style-name="T52">un disco duro SATA en SATA-0</text:span></text:p>
              </text:list-item>
              <text:list-item>
                <text:p text:style-name="P30">Conectar <text:span text:style-name="T45">o</text:span> disco duro <text:span text:style-name="T45">SSD, mediante a súa carcasa, nun conector USB. Este disco contén as imaxes de clonación.</text:span></text:p>
              </text:list-item>
              <text:list-item>
                <text:p text:style-name="P32">Utilizar/Crear USB arrancable <text:span text:style-name="T36">Clonezilla</text:span></text:p>
              </text:list-item>
              <text:list-item>
                <text:p text:style-name="P32">Arrancar mediante USB <text:span text:style-name="T51">[1]</text:span></text:p>
              </text:list-item>
              <text:list-item>
                <text:p text:style-name="P33">Montar o disco SSD conectado mediante USB [2]</text:p>
              </text:list-item>
              <text:list-item>
                <text:p text:style-name="P34">Clonar o disco SATA-0 <text:span text:style-name="T53">mediante a imaxe gardada no disco SSD montado</text:span></text:p>
              </text:list-item>
              <text:list-item>
                <text:p text:style-name="P31">Comprobar <text:span text:style-name="T55">no disco duro clonado o</text:span> arranque do<text:span text:style-name="T28">s</text:span> S<text:span text:style-name="T28">S</text:span>O<text:span text:style-name="T28">O: GNU/Linux e Windows </text:span></text:p>
              </text:list-item>
              <text:list-item>
                <text:p text:style-name="P35">Apagar</text:p>
              </text:list-item>
            </text:list>
          </table:table-cell>
        </table:table-row>
      </table:table>
      <text:p text:style-name="P8"/>
      <text:p text:style-name="P8">Procedemento:<text:span text:style-name="T20"> </text:span></text:p>
      <text:list xml:id="list5849251" text:style-name="L3">
        <text:list-item>
          <text:p text:style-name="P14">Conectar <text:span text:style-name="T30">2 discos duros na placa base:</text:span></text:p>
          <text:list>
            <text:list-item>
              <text:p text:style-name="P23"><text:span text:style-name="T54">Un disco duro a clonar </text:span>conectalo en SATA-<text:span text:style-name="T37">0</text:span></text:p>
            </text:list-item>
            <text:list-item>
              <text:p text:style-name="P15">O <text:span text:style-name="T46">disco duro SSD</text:span> [<text:span text:style-name="T38">2</text:span>] conectalo, <text:span text:style-name="T48">a través da súa carcasa, nun conector USB. </text:span></text:p>
            </text:list-item>
          </text:list>
        </text:list-item>
        <text:list-item>
          <text:p text:style-name="P14">Verificar na BIOS(F2) a súa identificación.</text:p>
        </text:list-item>
        <text:list-item>
          <text:p text:style-name="P19">Conectar USB[<text:span text:style-name="T39">1</text:span>] en calquera <text:span text:style-name="T32">porto</text:span> USB da placa base.</text:p>
        </text:list-item>
        <text:list-item>
          <text:p text:style-name="P16">Identificación dese USB na BIOS(F2). </text:p>
        </text:list-item>
        <text:list-item>
          <text:p text:style-name="P16">Modificar a BIOS <text:span text:style-name="T33">ou F12 (Boot Menú) </text:span>para <text:span text:style-name="T33">que o primeiro dispositivo de arranque sexa o USB.</text:span></text:p>
        </text:list-item>
        <text:list-item>
          <text:p text:style-name="P21"><text:span text:style-name="T6">Crear no USB [</text:span><text:span text:style-name="T11">1</text:span><text:span text:style-name="T6">] un USB arrancable </text:span><text:span text:style-name="T4">mediante Rufus ou Unetbootin </text:span><text:span text:style-name="T8">[</text:span><text:span text:style-name="T11">3</text:span><text:span text:style-name="T8">]</text:span><text:span text:style-name="T2"> </text:span><text:span text:style-name="T7">c</text:span><text:span text:style-name="T9">oa</text:span><text:span text:style-name="T4"> ISO </text:span><text:span text:style-name="T11">Clonezilla Live</text:span></text:p>
        </text:list-item>
        <text:list-item>
          <text:p text:style-name="P21"><text:span text:style-name="T3">Arrancar co USB [</text:span><text:span text:style-name="T12">1</text:span><text:span text:style-name="T3">]</text:span></text:p>
        </text:list-item>
        <text:list-item>
          <text:p text:style-name="P22"><text:span text:style-name="T10">Escoller a</text:span><text:span text:style-name="T12">s</text:span><text:span text:style-name="T10"> opción</text:span><text:span text:style-name="T12">s</text:span><text:span text:style-name="T10"> correspondente</text:span><text:span text:style-name="T12">s</text:span><text:span text:style-name="T10"> que permita</text:span><text:span text:style-name="T12">n </text:span><text:span text:style-name="T17">restaurar </text:span><text:span text:style-name="T16">unha imaxe </text:span><text:span text:style-name="T17">gardada, no disco duro montado SSD, a</text:span><text:span text:style-name="T12">o disco duro SATA-0 </text:span><text:span text:style-name="T14">(Revisar a ligazón </text:span><text:span text:style-name="T13">[4]</text:span><text:span text:style-name="T14">)</text:span><text:span text:style-name="T12">. (</text:span><text:span text:style-name="T10">Avisar ao docente para revisión)</text:span></text:p>
        </text:list-item>
        <text:list-item>
          <text:p text:style-name="P20"><text:span text:style-name="T29">D</text:span>eixar conectado soamente <text:span text:style-name="T50">o</text:span> disco duro <text:span text:style-name="T50">SATA-0</text:span></text:p>
        </text:list-item>
        <text:list-item>
          <text:p text:style-name="P17">Modificar a BIOS <text:span text:style-name="T33">ou F12 (Boot Menú) </text:span>para <text:span text:style-name="T33">que o primeiro dispositivo de arranque sexa o disco duro.</text:span></text:p>
        </text:list-item>
        <text:list-item>
          <text:p text:style-name="P18">Comprobar o correcto arranque do<text:span text:style-name="T34">s</text:span> sistema<text:span text:style-name="T34">s</text:span> operativo<text:span text:style-name="T34">s</text:span> instalado<text:span text:style-name="T34">s (GNU/Linux e Windows)</text:span>. <text:span text:style-name="T27">(Avisar ao docente para revisión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0</text:page-number><text:s/>de <text:page-count>1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0"><draw:image xlink:href="Pictures/10000000000004D9000000772B695088939B3A05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"><draw:image xlink:href="Pictures/10000000000004D9000000772B695088939B3A05.png" xlink:type="simple" xlink:show="embed" xlink:actuate="onLoad" loext:mime-type="image/png"/></draw:frame></draw:a>Pá<text:span text:style-name="MT1">x</text:span>ina <text:page-number text:select-page="current">1</text:page-number><text:s/>de <text:page-count>1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56</meta:editing-cycles>
    <meta:creation-date>2019-11-09T13:25:03.151138236</meta:creation-date>
    <meta:editing-duration>PT12H15M8S</meta:editing-duration>
    <meta:generator>LibreOffice/6.1.5.2$Linux_X86_64 LibreOffice_project/10$Build-2</meta:generator>
    <dc:subject>Práctica 31 - Xenérica</dc:subject>
    <dc:title>Taller - MME</dc:title>
    <dc:date>2020-03-15T10:09:51.492085600</dc:date>
    <meta:document-statistic meta:table-count="2" meta:image-count="2" meta:object-count="0" meta:page-count="1" meta:paragraph-count="38" meta:word-count="310" meta:character-count="1819" meta:non-whitespace-character-count="156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